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7800000258D127D2897D53A960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text-properties fo:color="#ffffff" loext:opacity="100%" fo:font-size="32pt" officeooo:rsid="0003f1e9" officeooo:paragraph-rsid="0003f1e9" fo:background-color="#000000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fo:font-size="32pt" officeooo:rsid="0003f1e9" officeooo:paragraph-rsid="0003f1e9" fo:background-color="#000000" style:font-size-asian="28pt" style:font-size-complex="3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IBERSEGURIDA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pitch="variable"/>
  </office:font-face-decls>
  <office:styles>
    <draw:fill-image draw:name="ciberseguridad-en-2021" xlink:href="Pictures/100000000000057800000258D127D2897D53A960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="bitmap" draw:fill-image-name="ciberseguridad-en-2021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57800000258D127D2897D53A960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ciberseguridad-en-2021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18:48:25.049436896</meta:creation-date>
    <dc:date>2022-12-01T18:54:13.712434694</dc:date>
    <meta:editing-duration>PT5M47S</meta:editing-duration>
    <meta:editing-cycles>4</meta:editing-cycles>
    <meta:document-statistic meta:table-count="0" meta:image-count="0" meta:object-count="0" meta:page-count="1" meta:paragraph-count="1" meta:word-count="1" meta:character-count="14" meta:non-whitespace-character-count="14"/>
    <meta:generator>LibreOffice/7.3.7.2$Linux_X86_64 LibreOffice_project/30$Build-2</meta:generator>
  </office:meta>
</office:document-meta>
</file>